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060310" officeooo:paragraph-rsid="00060310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60310" officeooo:paragraph-rsid="000603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bold" officeooo:rsid="00060310" officeooo:paragraph-rsid="00060310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060310" officeooo:paragraph-rsid="00060310" style:font-size-asian="10.5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60310" officeooo:paragraph-rsid="00060310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officeooo:rsid="00060310" officeooo:paragraph-rsid="00060310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 style:list-style-name="L3">
      <style:paragraph-properties fo:text-align="start" style:justify-single-word="false"/>
      <style:text-properties fo:font-size="12pt" fo:font-style="normal" style:text-underline-style="none" fo:font-weight="normal" officeooo:rsid="00078988" officeooo:paragraph-rsid="00078988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 style:list-style-name="L3">
      <style:paragraph-properties fo:text-align="start" style:justify-single-word="false"/>
      <style:text-properties fo:font-size="12pt" fo:font-style="normal" style:text-underline-style="none" fo:font-weight="normal" officeooo:rsid="00078988" officeooo:paragraph-rsid="0008f7e1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fo:font-size="12pt" fo:font-style="normal" style:text-underline-style="none" fo:font-weight="normal" officeooo:rsid="0008f7e1" officeooo:paragraph-rsid="0008f7e1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08f7e1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sis Proposal Draft</text:p>
      <text:p text:style-name="P1"/>
      <text:p text:style-name="P3">Key message: <text:span text:style-name="T1">Can evolutionary algorithms (EA) be used to develop optimal control algorithms on real robots.</text:span></text:p>
      <text:p text:style-name="P3"><text:span text:style-name="T1"/></text:p>
      <text:p text:style-name="P2">Introduction</text:p>
      <text:p text:style-name="P2"/>
      <text:list xml:id="list1250013181" text:style-name="L1">
        <text:list-item>
          <text:p text:style-name="P6">EA applications</text:p>
        </text:list-item>
        <text:list-item>
          <text:p text:style-name="P6">Control algorithms applications</text:p>
        </text:list-item>
        <text:list-item>
          <text:p text:style-name="P6">EA advantages (ej. Applicabitly and non differentiable fitness functions)</text:p>
        </text:list-item>
        <text:list-item>
          <text:p text:style-name="P6">Most research uses simulations, which raises the problem called <text:span text:style-name="T2">“reality gap”</text:span></text:p>
        </text:list-item>
        <text:list-item>
          <text:p text:style-name="P6">Created system could be applied elsewhere</text:p>
        </text:list-item>
        <text:list-item>
          <text:p text:style-name="P6">EA can find solution to complex problems, that could outperform human capabilities.</text:p>
        </text:list-item>
        <text:list-item>
          <text:p text:style-name="P6">AI advancements</text:p>
        </text:list-item>
        <text:list-item>
          <text:p text:style-name="P6">EA on real robots state of the art.</text:p>
        </text:list-item>
        <text:list-item>
          <text:p text:style-name="P6">Case study <text:span text:style-name="T3">Batbot Hovering</text:span>:</text:p>
          <text:list>
            <text:list-item>
              <text:p text:style-name="P6">Brief introduction for Batbot</text:p>
            </text:list-item>
            <text:list-item>
              <text:p text:style-name="P6">Good selection as it is: complex and progress is easy to quantify.</text:p>
            </text:list-item>
          </text:list>
        </text:list-item>
      </text:list>
      <text:p text:style-name="P5"/>
      <text:p text:style-name="P4">Methods</text:p>
      <text:p text:style-name="P5"/>
      <text:list xml:id="list3178995128" text:style-name="L3">
        <text:list-item>
          <text:p text:style-name="P7">Explain reason behind 3 stages</text:p>
        </text:list-item>
        <text:list-item>
          <text:p text:style-name="P7">General Workflow (Stages 2 &amp; 3)</text:p>
        </text:list-item>
        <text:list-item>
          <text:p text:style-name="P7">3 Stages:</text:p>
          <text:list>
            <text:list-item>
              <text:p text:style-name="P7">Batbot dynamic analysis: </text:p>
              <text:list>
                <text:list-item>
                  <text:p text:style-name="P7"><text:span text:style-name="T4">Describe</text:span> static test-bench.</text:p>
                </text:list-item>
                <text:list-item>
                  <text:p text:style-name="P7">Understand forces that act on Batbot on certain maneuvers.</text:p>
                </text:list-item>
                <text:list-item>
                  <text:p text:style-name="P7">Find hovering orientation</text:p>
                </text:list-item>
                <text:list-item>
                  <text:p text:style-name="P7">Result: Batbot dynamic analysis→ Static test</text:p>
                </text:list-item>
              </text:list>
            </text:list-item>
            <text:list-item>
              <text:p text:style-name="P7">Static test:</text:p>
              <text:list>
                <text:list-item>
                  <text:p text:style-name="P7">Mention static test-bench</text:p>
                </text:list-item>
                <text:list-item>
                  <text:p text:style-name="P7">Present preliminary ideas for feed-forward controller and respective parameters to optimize (theta)</text:p>
                </text:list-item>
                <text:list-item>
                  <text:p text:style-name="P7">Heuristic from real bats</text:p>
                </text:list-item>
                <text:list-item>
                  <text:p text:style-name="P7">Result: Optimized feed-forward control for hovering→ Dynamic test</text:p>
                </text:list-item>
              </text:list>
            </text:list-item>
            <text:list-item>
              <text:p text:style-name="P7">Dynamic test</text:p>
              <text:list>
                <text:list-item>
                  <text:p text:style-name="P7"><text:span text:style-name="T4">Describe</text:span> dynamic test-bench</text:p>
                </text:list-item>
                <text:list-item>
                  <text:p text:style-name="P9">Sensors needed for feedback controller</text:p>
                </text:list-item>
                <text:list-item>
                  <text:p text:style-name="P8">Present preliminary ideas for feed<text:span text:style-name="T4">back</text:span> controller and respective parameters to optimize (theta)</text:p>
                </text:list-item>
                <text:list-item>
                  <text:p text:style-name="P9">Result: optimized feedback controller</text:p>
                  <text:p text:style-name="P9"/>
                </text:list-item>
              </text:list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22:27:05.366425101</meta:creation-date>
    <dc:date>2023-04-26T22:50:08.602818286</dc:date>
    <meta:editing-duration>PT2M33S</meta:editing-duration>
    <meta:editing-cycles>1</meta:editing-cycles>
    <meta:document-statistic meta:table-count="0" meta:image-count="0" meta:object-count="0" meta:page-count="1" meta:paragraph-count="34" meta:word-count="216" meta:character-count="1352" meta:non-whitespace-character-count="1198"/>
    <meta:generator>LibreOffice/7.3.7.2$Linux_X86_64 LibreOffice_project/30$Build-2</meta:generator>
  </office:meta>
</office:document-meta>
</file>